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902" officeooo:paragraph-rsid="0000b902"/>
    </style:style>
    <style:style style:name="P2" style:family="paragraph" style:parent-style-name="Standard">
      <style:text-properties officeooo:rsid="00016882" officeooo:paragraph-rsid="00016882"/>
    </style:style>
    <style:style style:name="P3" style:family="paragraph" style:parent-style-name="Standard">
      <style:paragraph-properties fo:break-before="page"/>
      <style:text-properties officeooo:rsid="00016882" officeooo:paragraph-rsid="000168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/>** Linear regression + normalization + transform y + LASSO</text:p>
      <text:p text:style-name="P1">Non-zero coefficients:</text:p>
      <text:p text:style-name="P1">-0.11<text:tab/>intv_vaccines</text:p>
      <text:p text:style-name="P1">-0.08<text:tab/>intv_lidocaine</text:p>
      <text:p text:style-name="P1">-0.06<text:tab/>cond_myocardialischemia</text:p>
      <text:p text:style-name="P1">-0.02<text:tab/>cond_infection</text:p>
      <text:p text:style-name="P1">-0.02<text:tab/>intv_fludarabine</text:p>
      <text:p text:style-name="P1">-0.01<text:tab/>intvtype_device</text:p>
      <text:p text:style-name="P1">-0.01<text:tab/>intv_insulin</text:p>
      <text:p text:style-name="P1">-0.01<text:tab/>arms</text:p>
      <text:p text:style-name="P1">-0.01<text:tab/>intv_pharmaceuticalsolutions</text:p>
      <text:p text:style-name="P1">-0.01<text:tab/>year</text:p>
      <text:p text:style-name="P1">-0.00<text:tab/>cond_communicablediseases</text:p>
      <text:p text:style-name="P1">-0.00<text:tab/>intv_antibacterialagents</text:p>
      <text:p text:style-name="P1">-0.00<text:tab/>intv_anesthetics</text:p>
      <text:p text:style-name="P1">-0.00<text:tab/>cond_hepatitis</text:p>
      <text:p text:style-name="P1">+0.00<text:tab/>facilities</text:p>
      <text:p text:style-name="P1">+0.00<text:tab/>duration</text:p>
      <text:p text:style-name="P1">+0.00<text:tab/>keyword_lymphoma</text:p>
      <text:p text:style-name="P1">+0.01<text:tab/>phase2</text:p>
      <text:p text:style-name="P1">+0.01<text:tab/>intv_bb</text:p>
      <text:p text:style-name="P1">+0.01<text:tab/>intv_antibodiesmonoclonal</text:p>
      <text:p text:style-name="P1">+0.01<text:tab/>keyword_schizophrenia</text:p>
      <text:p text:style-name="P1">+0.01<text:tab/>intv_hormones</text:p>
      <text:p text:style-name="P1">+0.01<text:tab/>usfacility</text:p>
      <text:p text:style-name="P1">+0.01<text:tab/>keyword_obesity</text:p>
      <text:p text:style-name="P1">+0.01<text:tab/>intvtype_behavioral</text:p>
      <text:p text:style-name="P1">+0.01<text:tab/>cond_multiplemyeloma</text:p>
      <text:p text:style-name="P1">+0.02<text:tab/>intv_prednisone</text:p>
      <text:p text:style-name="P1">+0.02<text:tab/>keyword_rheumatoidarthritis</text:p>
      <text:p text:style-name="P1">+0.02<text:tab/>cond_prostaticneoplasms</text:p>
      <text:p text:style-name="P1">+0.02<text:tab/>intvtype_drug</text:p>
      <text:p text:style-name="P1">+0.02<text:tab/>cond_disease</text:p>
      <text:p text:style-name="P1">+0.02<text:tab/>cond_neoplasmmetastasis</text:p>
      <text:p text:style-name="P1">+0.02<text:tab/>cond_carcinoma</text:p>
      <text:p text:style-name="P1">+0.03<text:tab/>cond_leukemiamyeloid</text:p>
      <text:p text:style-name="P1">+0.04<text:tab/>cond_depression</text:p>
      <text:p text:style-name="P1">+0.04<text:tab/>keyword_multiplemyeloma</text:p>
      <text:p text:style-name="P1">+0.05<text:tab/>cond_schizophrenia</text:p>
      <text:p text:style-name="P1">+0.07<text:tab/>keyword_metastatic</text:p>
      <text:p text:style-name="P1">+0.07<text:tab/>cond_carcinomanonsmallcelllung</text:p>
      <text:p text:style-name="P1">RMS error: 0.17</text:p>
      <text:p text:style-name="P1">Training R2 score: 0.18</text:p>
      <text:p text:style-name="P1"/>
      <text:p text:style-name="P1"/>
      <text:p text:style-name="P1"/>
      <text:p text:style-name="P3">Coefficients by effect size:</text:p>
      <text:p text:style-name="P2">-0.11<text:tab/>intv_vaccines</text:p>
      <text:p text:style-name="P2">-0.08<text:tab/>intv_lidocaine</text:p>
      <text:p text:style-name="P2">+0.07<text:tab/>cond_carcinomanonsmallcelllung</text:p>
      <text:p text:style-name="P2">+0.07<text:tab/>keyword_metastatic</text:p>
      <text:p text:style-name="P2">-0.06<text:tab/>cond_myocardialischemia</text:p>
      <text:p text:style-name="P2">+0.05<text:tab/>cond_schizophrenia</text:p>
      <text:p text:style-name="P2">+0.04<text:tab/>keyword_multiplemyeloma</text:p>
      <text:p text:style-name="P2">+0.04<text:tab/>cond_depression</text:p>
      <text:p text:style-name="P2">+0.03<text:tab/>cond_leukemiamyeloid</text:p>
      <text:p text:style-name="P2">+0.02<text:tab/>cond_carcinoma</text:p>
      <text:p text:style-name="P2">+0.02<text:tab/>cond_neoplasmmetastasis</text:p>
      <text:p text:style-name="P2">+0.02<text:tab/>cond_disease</text:p>
      <text:p text:style-name="P2">+0.02<text:tab/>intvtype_drug</text:p>
      <text:p text:style-name="P2">-0.02<text:tab/>cond_infection</text:p>
      <text:p text:style-name="P2">+0.02<text:tab/>cond_prostaticneoplasms</text:p>
      <text:p text:style-name="P2">+0.02<text:tab/>keyword_rheumatoidarthritis</text:p>
      <text:p text:style-name="P2">+0.02<text:tab/>intv_prednisone</text:p>
      <text:p text:style-name="P2">-0.02<text:tab/>intv_fludarabine</text:p>
      <text:p text:style-name="P2">+0.01<text:tab/>cond_multiplemyeloma</text:p>
      <text:p text:style-name="P2">-0.01<text:tab/>intvtype_device</text:p>
      <text:p text:style-name="P2">+0.01<text:tab/>intvtype_behavioral</text:p>
      <text:p text:style-name="P2">+0.01<text:tab/>keyword_obesity</text:p>
      <text:p text:style-name="P2">-0.01<text:tab/>intv_insulin</text:p>
      <text:p text:style-name="P2">+0.01<text:tab/>usfacility</text:p>
      <text:p text:style-name="P2">+0.01<text:tab/>intv_hormones</text:p>
      <text:p text:style-name="P2">+0.01<text:tab/>keyword_schizophrenia</text:p>
      <text:p text:style-name="P2">+0.01<text:tab/>intv_antibodiesmonoclonal</text:p>
      <text:p text:style-name="P2">+0.01<text:tab/>intv_bb</text:p>
      <text:p text:style-name="P2">+0.01<text:tab/>phase2</text:p>
      <text:p text:style-name="P2">-0.01<text:tab/>arms</text:p>
      <text:p text:style-name="P2">-0.01<text:tab/>intv_pharmaceuticalsolutions</text:p>
      <text:p text:style-name="P2">-0.01<text:tab/>year</text:p>
      <text:p text:style-name="P2">-0.00<text:tab/>cond_communicablediseases</text:p>
      <text:p text:style-name="P2">-0.00<text:tab/>intv_antibacterialagents</text:p>
      <text:p text:style-name="P2">-0.00<text:tab/>intv_anesthetics</text:p>
      <text:p text:style-name="P2">+0.00<text:tab/>keyword_lymphoma</text:p>
      <text:p text:style-name="P2">-0.00<text:tab/>cond_hepatitis</text:p>
      <text:p text:style-name="P2">+0.00<text:tab/>duration</text:p>
      <text:p text:style-name="P2">+0.00<text:tab/>facilit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8:54:46.681960418</meta:creation-date>
    <dc:date>2018-01-25T19:01:40.157565071</dc:date>
    <meta:editing-duration>PT6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83" meta:word-count="179" meta:character-count="1901" meta:non-whitespace-character-count="1804"/>
  </office:meta>
</office:document-meta>
</file>